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960c" officeooo:paragraph-rsid="00149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ule pos.utils.loggers Reference</text:p>
      <text:h text:style-name="Heading_20_1" text:outline-level="1">Scope</text:h>
      <text:p text:style-name="P1"/>
      <text:h text:style-name="Heading_20_1" text:outline-level="1">Intended Use and Functionality</text:h>
      <text:p text:style-name="P1"/>
      <text:h text:style-name="Heading_20_1" text:outline-level="1">Design and Implementation</text:h>
      <text:p text:style-name="P1"/>
      <text:h text:style-name="Heading_20_1" text:outline-level="1">API Reference</text:h>
      <text:h text:style-name="Heading_20_2" text:outline-level="2">Class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zarov</meta:initial-creator>
    <meta:creation-date>2018-08-16T13:15:10.030435019</meta:creation-date>
    <meta:generator>LibreOffice/6.0.3.2$Linux_X86_64 LibreOffice_project/00m0$Build-2</meta:generator>
    <dc:date>2018-08-16T13:17:18.904630401</dc:date>
    <dc:creator>Anton Azarov</dc:creator>
    <meta:editing-duration>PT2M9S</meta:editing-duration>
    <meta:editing-cycles>1</meta:editing-cycles>
    <meta:document-statistic meta:table-count="0" meta:image-count="0" meta:object-count="0" meta:page-count="1" meta:paragraph-count="6" meta:word-count="14" meta:character-count="114" meta:non-whitespace-character-count="106"/>
  </office:meta>
</office:document-meta>
</file>